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12.6713in" svg:y="1.9965in">
            <draw:object draw:notify-on-update-of-ranges="output_file.S2:output_file.S2 output_file.S3:output_file.S8 output_file.T2:output_file.T2 output_file.T3:output_file.T8 output_file.U2:output_file.U2 output_file.U3:output_file.U8 output_file.V2:output_file.V2 output_file.V3:output_file.V8 output_file.W2:output_file.W2 output_file.W3:output_file.W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526555" calcext:value-type="float">
            <text:p>5526555</text:p>
          </table:table-cell>
          <table:table-cell office:value-type="float" office:value="59397161" calcext:value-type="float">
            <text:p>59397161</text:p>
          </table:table-cell>
          <table:table-cell table:formula="of:=([.D1]/([.D1]+[.E1]))*100" office:value-type="float" office:value="8.51238243972357" calcext:value-type="float">
            <text:p>8.51238243972357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526555" calcext:value-type="float">
            <text:p>5526555</text:p>
          </table:table-cell>
          <table:table-cell office:value-type="float" office:value="2223925" calcext:value-type="float">
            <text:p>222392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4212440" calcext:value-type="float">
            <text:p>44212440</text:p>
          </table:table-cell>
          <table:table-cell office:value-type="float" office:value="35582800" calcext:value-type="float">
            <text:p>35582800</text:p>
          </table:table-cell>
          <table:table-cell office:value-type="float" office:value="79795240" calcext:value-type="float">
            <text:p>79795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439539" calcext:value-type="float">
            <text:p>5439539</text:p>
          </table:table-cell>
          <table:table-cell office:value-type="float" office:value="59484177" calcext:value-type="float">
            <text:p>59484177</text:p>
          </table:table-cell>
          <table:table-cell table:formula="of:=([.D2]/([.D2]+[.E2]))*100" office:value-type="float" office:value="8.37835437515622" calcext:value-type="float">
            <text:p>8.37835437515622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439539" calcext:value-type="float">
            <text:p>5439539</text:p>
          </table:table-cell>
          <table:table-cell office:value-type="float" office:value="2190475" calcext:value-type="float">
            <text:p>219047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3516312" calcext:value-type="float">
            <text:p>43516312</text:p>
          </table:table-cell>
          <table:table-cell office:value-type="float" office:value="35047600" calcext:value-type="float">
            <text:p>35047600</text:p>
          </table:table-cell>
          <table:table-cell office:value-type="float" office:value="78563912" calcext:value-type="float">
            <text:p>78563912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400502" calcext:value-type="float">
            <text:p>5400502</text:p>
          </table:table-cell>
          <table:table-cell office:value-type="float" office:value="59523214" calcext:value-type="float">
            <text:p>59523214</text:p>
          </table:table-cell>
          <table:table-cell table:formula="of:=([.D3]/([.D3]+[.E3]))*100" office:value-type="float" office:value="8.31822688645856" calcext:value-type="float">
            <text:p>8.31822688645856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400502" calcext:value-type="float">
            <text:p>5400502</text:p>
          </table:table-cell>
          <table:table-cell office:value-type="float" office:value="2173352" calcext:value-type="float">
            <text:p>2173352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3204016" calcext:value-type="float">
            <text:p>43204016</text:p>
          </table:table-cell>
          <table:table-cell office:value-type="float" office:value="34773632" calcext:value-type="float">
            <text:p>34773632</text:p>
          </table:table-cell>
          <table:table-cell office:value-type="float" office:value="77977648" calcext:value-type="float">
            <text:p>77977648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8.51238244" calcext:value-type="float">
            <text:p>8.51238244</text:p>
          </table:table-cell>
          <table:table-cell table:style-name="ce1" office:value-type="float" office:value="8.225168442" calcext:value-type="float">
            <text:p>8.225168442</text:p>
          </table:table-cell>
          <table:table-cell table:style-name="ce1" office:value-type="float" office:value="8.130592833" calcext:value-type="float">
            <text:p>8.130592833</text:p>
          </table:table-cell>
          <table:table-cell table:style-name="ce1" office:value-type="float" office:value="8.084942334" calcext:value-type="float">
            <text:p>8.084942334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383381" calcext:value-type="float">
            <text:p>5383381</text:p>
          </table:table-cell>
          <table:table-cell office:value-type="float" office:value="59540335" calcext:value-type="float">
            <text:p>59540335</text:p>
          </table:table-cell>
          <table:table-cell table:formula="of:=([.D4]/([.D4]+[.E4]))*100" office:value-type="float" office:value="8.29185593751288" calcext:value-type="float">
            <text:p>8.29185593751288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83381" calcext:value-type="float">
            <text:p>5383381</text:p>
          </table:table-cell>
          <table:table-cell office:value-type="float" office:value="2165125" calcext:value-type="float">
            <text:p>216512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3067048" calcext:value-type="float">
            <text:p>43067048</text:p>
          </table:table-cell>
          <table:table-cell office:value-type="float" office:value="34642000" calcext:value-type="float">
            <text:p>34642000</text:p>
          </table:table-cell>
          <table:table-cell office:value-type="float" office:value="77709048" calcext:value-type="float">
            <text:p>7770904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8.378354375" calcext:value-type="float">
            <text:p>8.378354375</text:p>
          </table:table-cell>
          <table:table-cell table:style-name="ce1" office:value-type="float" office:value="8.186472259" calcext:value-type="float">
            <text:p>8.186472259</text:p>
          </table:table-cell>
          <table:table-cell table:style-name="ce1" office:value-type="float" office:value="8.122318507" calcext:value-type="float">
            <text:p>8.122318507</text:p>
          </table:table-cell>
          <table:table-cell table:style-name="ce1" office:value-type="float" office:value="8.08457421" calcext:value-type="float">
            <text:p>8.0845742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5370953" calcext:value-type="float">
            <text:p>5370953</text:p>
          </table:table-cell>
          <table:table-cell office:value-type="float" office:value="59552763" calcext:value-type="float">
            <text:p>59552763</text:p>
          </table:table-cell>
          <table:table-cell table:formula="of:=([.D5]/([.D5]+[.E5]))*100" office:value-type="float" office:value="8.27271347191526" calcext:value-type="float">
            <text:p>8.27271347191526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70953" calcext:value-type="float">
            <text:p>5370953</text:p>
          </table:table-cell>
          <table:table-cell office:value-type="float" office:value="2160894" calcext:value-type="float">
            <text:p>2160894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967624" calcext:value-type="float">
            <text:p>42967624</text:p>
          </table:table-cell>
          <table:table-cell office:value-type="float" office:value="34574304" calcext:value-type="float">
            <text:p>34574304</text:p>
          </table:table-cell>
          <table:table-cell office:value-type="float" office:value="77541928" calcext:value-type="float">
            <text:p>7754192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8.318226886" calcext:value-type="float">
            <text:p>8.318226886</text:p>
          </table:table-cell>
          <table:table-cell table:style-name="ce1" office:value-type="float" office:value="8.17691951" calcext:value-type="float">
            <text:p>8.17691951</text:p>
          </table:table-cell>
          <table:table-cell table:style-name="ce1" office:value-type="float" office:value="8.111196223" calcext:value-type="float">
            <text:p>8.111196223</text:p>
          </table:table-cell>
          <table:table-cell table:style-name="ce1" office:value-type="float" office:value="7.952163428" calcext:value-type="float">
            <text:p>7.952163428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52700" calcext:value-type="float">
            <text:p>3752700</text:p>
          </table:table-cell>
          <table:table-cell office:value-type="float" office:value="61171016" calcext:value-type="float">
            <text:p>61171016</text:p>
          </table:table-cell>
          <table:table-cell table:formula="of:=([.D6]/([.D6]+[.E6]))*100" office:value-type="float" office:value="5.78016822080856" calcext:value-type="float">
            <text:p>5.78016822080856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3752700" calcext:value-type="float">
            <text:p>3752700</text:p>
          </table:table-cell>
          <table:table-cell office:value-type="float" office:value="2135050" calcext:value-type="float">
            <text:p>2135050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30021600" calcext:value-type="float">
            <text:p>30021600</text:p>
          </table:table-cell>
          <table:table-cell office:value-type="float" office:value="34160800" calcext:value-type="float">
            <text:p>34160800</text:p>
          </table:table-cell>
          <table:table-cell office:value-type="float" office:value="64182400" calcext:value-type="float">
            <text:p>64182400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8.291855938" calcext:value-type="float">
            <text:p>8.291855938</text:p>
          </table:table-cell>
          <table:table-cell table:style-name="ce1" office:value-type="float" office:value="8.167633227" calcext:value-type="float">
            <text:p>8.167633227</text:p>
          </table:table-cell>
          <table:table-cell table:style-name="ce1" office:value-type="float" office:value="8.054315622" calcext:value-type="float">
            <text:p>8.054315622</text:p>
          </table:table-cell>
          <table:table-cell table:style-name="ce1" office:value-type="float" office:value="7.996031835" calcext:value-type="float">
            <text:p>7.996031835</text:p>
          </table:table-cell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8.272713472" calcext:value-type="float">
            <text:p>8.272713472</text:p>
          </table:table-cell>
          <table:table-cell table:style-name="ce1" office:value-type="float" office:value="8.172790048" calcext:value-type="float">
            <text:p>8.172790048</text:p>
          </table:table-cell>
          <table:table-cell table:style-name="ce1" office:value-type="float" office:value="8.101206037" calcext:value-type="float">
            <text:p>8.101206037</text:p>
          </table:table-cell>
          <table:table-cell table:style-name="ce1" office:value-type="float" office:value="0.07613396621" calcext:value-type="float">
            <text:p>0.0761339662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340085" calcext:value-type="float">
            <text:p>5340085</text:p>
          </table:table-cell>
          <table:table-cell office:value-type="float" office:value="59583631" calcext:value-type="float">
            <text:p>59583631</text:p>
          </table:table-cell>
          <table:table-cell table:formula="of:=([.D8]/([.D8]+[.E8]))*100" office:value-type="float" office:value="8.22516844229927" calcext:value-type="float">
            <text:p>8.22516844229927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40085" calcext:value-type="float">
            <text:p>5340085</text:p>
          </table:table-cell>
          <table:table-cell office:value-type="float" office:value="2161565" calcext:value-type="float">
            <text:p>216156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720680" calcext:value-type="float">
            <text:p>42720680</text:p>
          </table:table-cell>
          <table:table-cell office:value-type="float" office:value="34585040" calcext:value-type="float">
            <text:p>34585040</text:p>
          </table:table-cell>
          <table:table-cell office:value-type="float" office:value="77305720" calcext:value-type="float">
            <text:p>77305720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5.780168221" calcext:value-type="float">
            <text:p>5.780168221</text:p>
          </table:table-cell>
          <table:table-cell table:style-name="ce1" office:value-type="float" office:value="5.719535524" calcext:value-type="float">
            <text:p>5.719535524</text:p>
          </table:table-cell>
          <table:table-cell table:style-name="ce1" office:value-type="float" office:value="0.06028613643" calcext:value-type="float">
            <text:p>0.06028613643</text:p>
          </table:table-cell>
          <table:table-cell table:style-name="ce1" office:value-type="float" office:value="0.003300796892" calcext:value-type="float">
            <text:p>0.00330079689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314962" calcext:value-type="float">
            <text:p>5314962</text:p>
          </table:table-cell>
          <table:table-cell office:value-type="float" office:value="59608754" calcext:value-type="float">
            <text:p>59608754</text:p>
          </table:table-cell>
          <table:table-cell table:formula="of:=([.D9]/([.D9]+[.E9]))*100" office:value-type="float" office:value="8.18647225922805" calcext:value-type="float">
            <text:p>8.18647225922805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14962" calcext:value-type="float">
            <text:p>5314962</text:p>
          </table:table-cell>
          <table:table-cell office:value-type="float" office:value="2143397" calcext:value-type="float">
            <text:p>2143397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519696" calcext:value-type="float">
            <text:p>42519696</text:p>
          </table:table-cell>
          <table:table-cell office:value-type="float" office:value="34294352" calcext:value-type="float">
            <text:p>34294352</text:p>
          </table:table-cell>
          <table:table-cell office:value-type="float" office:value="76814048" calcext:value-type="float">
            <text:p>76814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308760" calcext:value-type="float">
            <text:p>5308760</text:p>
          </table:table-cell>
          <table:table-cell office:value-type="float" office:value="59614956" calcext:value-type="float">
            <text:p>59614956</text:p>
          </table:table-cell>
          <table:table-cell table:formula="of:=([.D10]/([.D10]+[.E10]))*100" office:value-type="float" office:value="8.17691950965961" calcext:value-type="float">
            <text:p>8.17691950965961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08760" calcext:value-type="float">
            <text:p>5308760</text:p>
          </table:table-cell>
          <table:table-cell office:value-type="float" office:value="2135095" calcext:value-type="float">
            <text:p>213509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470080" calcext:value-type="float">
            <text:p>42470080</text:p>
          </table:table-cell>
          <table:table-cell office:value-type="float" office:value="34161520" calcext:value-type="float">
            <text:p>34161520</text:p>
          </table:table-cell>
          <table:table-cell office:value-type="float" office:value="76631600" calcext:value-type="float">
            <text:p>76631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302731" calcext:value-type="float">
            <text:p>5302731</text:p>
          </table:table-cell>
          <table:table-cell office:value-type="float" office:value="59620985" calcext:value-type="float">
            <text:p>59620985</text:p>
          </table:table-cell>
          <table:table-cell table:formula="of:=([.D11]/([.D11]+[.E11]))*100" office:value-type="float" office:value="8.1676332266625" calcext:value-type="float">
            <text:p>8.1676332266625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02731" calcext:value-type="float">
            <text:p>5302731</text:p>
          </table:table-cell>
          <table:table-cell office:value-type="float" office:value="2127858" calcext:value-type="float">
            <text:p>2127858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421848" calcext:value-type="float">
            <text:p>42421848</text:p>
          </table:table-cell>
          <table:table-cell office:value-type="float" office:value="34045728" calcext:value-type="float">
            <text:p>34045728</text:p>
          </table:table-cell>
          <table:table-cell office:value-type="float" office:value="76467576" calcext:value-type="float">
            <text:p>76467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5306079" calcext:value-type="float">
            <text:p>5306079</text:p>
          </table:table-cell>
          <table:table-cell office:value-type="float" office:value="59617637" calcext:value-type="float">
            <text:p>59617637</text:p>
          </table:table-cell>
          <table:table-cell table:formula="of:=([.D12]/([.D12]+[.E12]))*100" office:value-type="float" office:value="8.17279004793872" calcext:value-type="float">
            <text:p>8.17279004793872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306079" calcext:value-type="float">
            <text:p>5306079</text:p>
          </table:table-cell>
          <table:table-cell office:value-type="float" office:value="2128125" calcext:value-type="float">
            <text:p>212812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448632" calcext:value-type="float">
            <text:p>42448632</text:p>
          </table:table-cell>
          <table:table-cell office:value-type="float" office:value="34050000" calcext:value-type="float">
            <text:p>34050000</text:p>
          </table:table-cell>
          <table:table-cell office:value-type="float" office:value="76498632" calcext:value-type="float">
            <text:p>76498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713335" calcext:value-type="float">
            <text:p>3713335</text:p>
          </table:table-cell>
          <table:table-cell office:value-type="float" office:value="61210381" calcext:value-type="float">
            <text:p>61210381</text:p>
          </table:table-cell>
          <table:table-cell table:formula="of:=([.D13]/([.D13]+[.E13]))*100" office:value-type="float" office:value="5.71953552381383" calcext:value-type="float">
            <text:p>5.71953552381383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3713335" calcext:value-type="float">
            <text:p>3713335</text:p>
          </table:table-cell>
          <table:table-cell office:value-type="float" office:value="2114190" calcext:value-type="float">
            <text:p>2114190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29706680" calcext:value-type="float">
            <text:p>29706680</text:p>
          </table:table-cell>
          <table:table-cell office:value-type="float" office:value="33827040" calcext:value-type="float">
            <text:p>33827040</text:p>
          </table:table-cell>
          <table:table-cell office:value-type="float" office:value="63533720" calcext:value-type="float">
            <text:p>6353372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278683" calcext:value-type="float">
            <text:p>5278683</text:p>
          </table:table-cell>
          <table:table-cell office:value-type="float" office:value="59645033" calcext:value-type="float">
            <text:p>59645033</text:p>
          </table:table-cell>
          <table:table-cell table:formula="of:=([.D15]/([.D15]+[.E15]))*100" office:value-type="float" office:value="8.13059283297955" calcext:value-type="float">
            <text:p>8.13059283297955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78683" calcext:value-type="float">
            <text:p>5278683</text:p>
          </table:table-cell>
          <table:table-cell office:value-type="float" office:value="2144462" calcext:value-type="float">
            <text:p>2144462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229464" calcext:value-type="float">
            <text:p>42229464</text:p>
          </table:table-cell>
          <table:table-cell office:value-type="float" office:value="34311392" calcext:value-type="float">
            <text:p>34311392</text:p>
          </table:table-cell>
          <table:table-cell office:value-type="float" office:value="76540856" calcext:value-type="float">
            <text:p>76540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273311" calcext:value-type="float">
            <text:p>5273311</text:p>
          </table:table-cell>
          <table:table-cell office:value-type="float" office:value="59650405" calcext:value-type="float">
            <text:p>59650405</text:p>
          </table:table-cell>
          <table:table-cell table:formula="of:=([.D16]/([.D16]+[.E16]))*100" office:value-type="float" office:value="8.12231850684579" calcext:value-type="float">
            <text:p>8.12231850684579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73311" calcext:value-type="float">
            <text:p>5273311</text:p>
          </table:table-cell>
          <table:table-cell office:value-type="float" office:value="2127875" calcext:value-type="float">
            <text:p>212787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186488" calcext:value-type="float">
            <text:p>42186488</text:p>
          </table:table-cell>
          <table:table-cell office:value-type="float" office:value="34046000" calcext:value-type="float">
            <text:p>34046000</text:p>
          </table:table-cell>
          <table:table-cell office:value-type="float" office:value="76232488" calcext:value-type="float">
            <text:p>76232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5266090" calcext:value-type="float">
            <text:p>5266090</text:p>
          </table:table-cell>
          <table:table-cell office:value-type="float" office:value="59657626" calcext:value-type="float">
            <text:p>59657626</text:p>
          </table:table-cell>
          <table:table-cell table:formula="of:=([.D17]/([.D17]+[.E17]))*100" office:value-type="float" office:value="8.11119622296419" calcext:value-type="float">
            <text:p>8.11119622296419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66090" calcext:value-type="float">
            <text:p>5266090</text:p>
          </table:table-cell>
          <table:table-cell office:value-type="float" office:value="2112872" calcext:value-type="float">
            <text:p>2112872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128720" calcext:value-type="float">
            <text:p>42128720</text:p>
          </table:table-cell>
          <table:table-cell office:value-type="float" office:value="33805952" calcext:value-type="float">
            <text:p>33805952</text:p>
          </table:table-cell>
          <table:table-cell office:value-type="float" office:value="75934672" calcext:value-type="float">
            <text:p>75934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229161" calcext:value-type="float">
            <text:p>5229161</text:p>
          </table:table-cell>
          <table:table-cell office:value-type="float" office:value="59694555" calcext:value-type="float">
            <text:p>59694555</text:p>
          </table:table-cell>
          <table:table-cell table:formula="of:=([.D18]/([.D18]+[.E18]))*100" office:value-type="float" office:value="8.05431562173675" calcext:value-type="float">
            <text:p>8.05431562173675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29161" calcext:value-type="float">
            <text:p>5229161</text:p>
          </table:table-cell>
          <table:table-cell office:value-type="float" office:value="2085592" calcext:value-type="float">
            <text:p>2085592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1833288" calcext:value-type="float">
            <text:p>41833288</text:p>
          </table:table-cell>
          <table:table-cell office:value-type="float" office:value="33369472" calcext:value-type="float">
            <text:p>33369472</text:p>
          </table:table-cell>
          <table:table-cell office:value-type="float" office:value="75202760" calcext:value-type="float">
            <text:p>75202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5259604" calcext:value-type="float">
            <text:p>5259604</text:p>
          </table:table-cell>
          <table:table-cell office:value-type="float" office:value="59664112" calcext:value-type="float">
            <text:p>59664112</text:p>
          </table:table-cell>
          <table:table-cell table:formula="of:=([.D19]/([.D19]+[.E19]))*100" office:value-type="float" office:value="8.10120603694342" calcext:value-type="float">
            <text:p>8.10120603694342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59604" calcext:value-type="float">
            <text:p>5259604</text:p>
          </table:table-cell>
          <table:table-cell office:value-type="float" office:value="2110082" calcext:value-type="float">
            <text:p>2110082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2076832" calcext:value-type="float">
            <text:p>42076832</text:p>
          </table:table-cell>
          <table:table-cell office:value-type="float" office:value="33761312" calcext:value-type="float">
            <text:p>33761312</text:p>
          </table:table-cell>
          <table:table-cell office:value-type="float" office:value="75838144" calcext:value-type="float">
            <text:p>75838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39140" calcext:value-type="float">
            <text:p>39140</text:p>
          </table:table-cell>
          <table:table-cell office:value-type="float" office:value="64884576" calcext:value-type="float">
            <text:p>64884576</text:p>
          </table:table-cell>
          <table:table-cell table:formula="of:=([.D20]/([.D20]+[.E20]))*100" office:value-type="float" office:value="0.0602861364250931" calcext:value-type="float">
            <text:p>0.060286136425093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39140" calcext:value-type="float">
            <text:p>39140</text:p>
          </table:table-cell>
          <table:table-cell office:value-type="float" office:value="20599" calcext:value-type="float">
            <text:p>20599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313120" calcext:value-type="float">
            <text:p>313120</text:p>
          </table:table-cell>
          <table:table-cell office:value-type="float" office:value="329584" calcext:value-type="float">
            <text:p>329584</text:p>
          </table:table-cell>
          <table:table-cell office:value-type="float" office:value="642704" calcext:value-type="float">
            <text:p>64270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249045" calcext:value-type="float">
            <text:p>5249045</text:p>
          </table:table-cell>
          <table:table-cell office:value-type="float" office:value="59674671" calcext:value-type="float">
            <text:p>59674671</text:p>
          </table:table-cell>
          <table:table-cell table:formula="of:=([.D22]/([.D22]+[.E22]))*100" office:value-type="float" office:value="8.08494233447759" calcext:value-type="float">
            <text:p>8.08494233447759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49045" calcext:value-type="float">
            <text:p>5249045</text:p>
          </table:table-cell>
          <table:table-cell office:value-type="float" office:value="2135938" calcext:value-type="float">
            <text:p>2135938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1992360" calcext:value-type="float">
            <text:p>41992360</text:p>
          </table:table-cell>
          <table:table-cell office:value-type="float" office:value="34175008" calcext:value-type="float">
            <text:p>34175008</text:p>
          </table:table-cell>
          <table:table-cell office:value-type="float" office:value="76167368" calcext:value-type="float">
            <text:p>76167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248806" calcext:value-type="float">
            <text:p>5248806</text:p>
          </table:table-cell>
          <table:table-cell office:value-type="float" office:value="59674910" calcext:value-type="float">
            <text:p>59674910</text:p>
          </table:table-cell>
          <table:table-cell table:formula="of:=([.D23]/([.D23]+[.E23]))*100" office:value-type="float" office:value="8.08457421013917" calcext:value-type="float">
            <text:p>8.08457421013917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248806" calcext:value-type="float">
            <text:p>5248806</text:p>
          </table:table-cell>
          <table:table-cell office:value-type="float" office:value="2115343" calcext:value-type="float">
            <text:p>2115343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1990448" calcext:value-type="float">
            <text:p>41990448</text:p>
          </table:table-cell>
          <table:table-cell office:value-type="float" office:value="33845488" calcext:value-type="float">
            <text:p>33845488</text:p>
          </table:table-cell>
          <table:table-cell office:value-type="float" office:value="75835936" calcext:value-type="float">
            <text:p>75835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5162840" calcext:value-type="float">
            <text:p>5162840</text:p>
          </table:table-cell>
          <table:table-cell office:value-type="float" office:value="59760876" calcext:value-type="float">
            <text:p>59760876</text:p>
          </table:table-cell>
          <table:table-cell table:formula="of:=([.D24]/([.D24]+[.E24]))*100" office:value-type="float" office:value="7.95216342823014" calcext:value-type="float">
            <text:p>7.95216342823014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162840" calcext:value-type="float">
            <text:p>5162840</text:p>
          </table:table-cell>
          <table:table-cell office:value-type="float" office:value="2049955" calcext:value-type="float">
            <text:p>2049955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1302720" calcext:value-type="float">
            <text:p>41302720</text:p>
          </table:table-cell>
          <table:table-cell office:value-type="float" office:value="32799280" calcext:value-type="float">
            <text:p>32799280</text:p>
          </table:table-cell>
          <table:table-cell office:value-type="float" office:value="74102000" calcext:value-type="float">
            <text:p>7410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5191321" calcext:value-type="float">
            <text:p>5191321</text:p>
          </table:table-cell>
          <table:table-cell office:value-type="float" office:value="59732395" calcext:value-type="float">
            <text:p>59732395</text:p>
          </table:table-cell>
          <table:table-cell table:formula="of:=([.D25]/([.D25]+[.E25]))*100" office:value-type="float" office:value="7.99603183526957" calcext:value-type="float">
            <text:p>7.99603183526957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5191321" calcext:value-type="float">
            <text:p>5191321</text:p>
          </table:table-cell>
          <table:table-cell office:value-type="float" office:value="2078997" calcext:value-type="float">
            <text:p>2078997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41530568" calcext:value-type="float">
            <text:p>41530568</text:p>
          </table:table-cell>
          <table:table-cell office:value-type="float" office:value="33263952" calcext:value-type="float">
            <text:p>33263952</text:p>
          </table:table-cell>
          <table:table-cell office:value-type="float" office:value="74794520" calcext:value-type="float">
            <text:p>74794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49429" calcext:value-type="float">
            <text:p>49429</text:p>
          </table:table-cell>
          <table:table-cell office:value-type="float" office:value="64874287" calcext:value-type="float">
            <text:p>64874287</text:p>
          </table:table-cell>
          <table:table-cell table:formula="of:=([.D26]/([.D26]+[.E26]))*100" office:value-type="float" office:value="0.0761339662073563" calcext:value-type="float">
            <text:p>0.076133966207356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49429" calcext:value-type="float">
            <text:p>49429</text:p>
          </table:table-cell>
          <table:table-cell office:value-type="float" office:value="19589" calcext:value-type="float">
            <text:p>19589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395432" calcext:value-type="float">
            <text:p>395432</text:p>
          </table:table-cell>
          <table:table-cell office:value-type="float" office:value="313424" calcext:value-type="float">
            <text:p>313424</text:p>
          </table:table-cell>
          <table:table-cell office:value-type="float" office:value="708856" calcext:value-type="float">
            <text:p>708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2143" calcext:value-type="float">
            <text:p>2143</text:p>
          </table:table-cell>
          <table:table-cell office:value-type="float" office:value="64921573" calcext:value-type="float">
            <text:p>64921573</text:p>
          </table:table-cell>
          <table:table-cell table:formula="of:=([.D27]/([.D27]+[.E27]))*100" office:value-type="float" office:value="0.00330079689215571" calcext:value-type="float">
            <text:p>0.003300796892156</text:p>
          </table:table-cell>
          <table:table-cell office:value-type="float" office:value="54147042" calcext:value-type="float">
            <text:p>54147042</text:p>
          </table:table-cell>
          <table:table-cell office:value-type="float" office:value="10776674" calcext:value-type="float">
            <text:p>10776674</text:p>
          </table:table-cell>
          <table:table-cell office:value-type="float" office:value="64923716" calcext:value-type="float">
            <text:p>64923716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office:value-type="float" office:value="108294084" calcext:value-type="float">
            <text:p>108294084</text:p>
          </table:table-cell>
          <table:table-cell office:value-type="float" office:value="43106696" calcext:value-type="float">
            <text:p>43106696</text:p>
          </table:table-cell>
          <table:table-cell office:value-type="float" office:value="151400780" calcext:value-type="float">
            <text:p>151400780</text:p>
          </table:table-cell>
          <table:table-cell office:value-type="float" office:value="17144" calcext:value-type="float">
            <text:p>17144</text:p>
          </table:table-cell>
          <table:table-cell office:value-type="float" office:value="0" calcext:value-type="float">
            <text:p>0</text:p>
          </table:table-cell>
          <table:table-cell office:value-type="float" office:value="17144" calcext:value-type="float">
            <text:p>171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2:13:42.919776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2:15:59.638135076</dc:date>
    <meta:editing-duration>PT5M56S</meta:editing-duration>
    <meta:editing-cycles>3</meta:editing-cycles>
    <meta:generator>LibreOffice/6.4.2.2$Linux_X86_64 LibreOffice_project/40$Build-2</meta:generator>
    <meta:document-statistic meta:table-count="1" meta:cell-count="442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   ( Loop with no fusion  experiment)</text:p>
        </chart:title>
        <chart:legend chart:legend-position="end" svg:x="9.581cm" svg:y="2.54cm" style:legend-expansion="high" chart:style-name="ch3"/>
        <chart:plot-area chart:style-name="ch4" table:cell-range-address="output_file.S2:output_file.W8" chart:data-source-has-labels="both" svg:x="1.266cm" svg:y="1.352cm" svg:width="8.06cm" svg:height="4.697cm">
          <chartooo:coordinate-region svg:x="1.702cm" svg:y="1.551cm" svg:width="7.159cm" svg:height="3.85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8" chart:label-cell-address="output_file.T2:output_file.T2" chart:class="chart:line">
            <chart:data-point chart:repeated="6"/>
          </chart:series>
          <chart:series chart:style-name="ch10" chart:values-cell-range-address="output_file.U3:output_file.U8" chart:label-cell-address="output_file.U2:output_file.U2" chart:class="chart:line">
            <chart:data-point chart:repeated="6"/>
          </chart:series>
          <chart:series chart:style-name="ch11" chart:values-cell-range-address="output_file.V3:output_file.V8" chart:label-cell-address="output_file.V2:output_file.V2" chart:class="chart:line">
            <chart:data-point chart:repeated="6"/>
          </chart:series>
          <chart:series chart:style-name="ch12" chart:values-cell-range-address="output_file.W3:output_file.W8" chart:label-cell-address="output_file.W2:output_file.W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8</svg:desc>
                </draw:g>
              </table:table-cell>
              <table:table-cell office:value-type="float" office:value="8.51238244">
                <text:p>8.51238244</text:p>
                <draw:g>
                  <svg:desc>output_file.T3:output_file.T8</svg:desc>
                </draw:g>
              </table:table-cell>
              <table:table-cell office:value-type="float" office:value="8.225168442">
                <text:p>8.225168442</text:p>
                <draw:g>
                  <svg:desc>output_file.U3:output_file.U8</svg:desc>
                </draw:g>
              </table:table-cell>
              <table:table-cell office:value-type="float" office:value="8.130592833">
                <text:p>8.130592833</text:p>
                <draw:g>
                  <svg:desc>output_file.V3:output_file.V8</svg:desc>
                </draw:g>
              </table:table-cell>
              <table:table-cell office:value-type="float" office:value="8.084942334">
                <text:p>8.084942334</text:p>
                <draw:g>
                  <svg:desc>output_file.W3:output_file.W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.378354375">
                <text:p>8.378354375</text:p>
              </table:table-cell>
              <table:table-cell office:value-type="float" office:value="8.186472259">
                <text:p>8.186472259</text:p>
              </table:table-cell>
              <table:table-cell office:value-type="float" office:value="8.122318507">
                <text:p>8.122318507</text:p>
              </table:table-cell>
              <table:table-cell office:value-type="float" office:value="8.08457421">
                <text:p>8.0845742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.318226886">
                <text:p>8.318226886</text:p>
              </table:table-cell>
              <table:table-cell office:value-type="float" office:value="8.17691951">
                <text:p>8.17691951</text:p>
              </table:table-cell>
              <table:table-cell office:value-type="float" office:value="8.111196223">
                <text:p>8.111196223</text:p>
              </table:table-cell>
              <table:table-cell office:value-type="float" office:value="7.952163428">
                <text:p>7.9521634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.291855938">
                <text:p>8.291855938</text:p>
              </table:table-cell>
              <table:table-cell office:value-type="float" office:value="8.167633227">
                <text:p>8.167633227</text:p>
              </table:table-cell>
              <table:table-cell office:value-type="float" office:value="8.054315622">
                <text:p>8.054315622</text:p>
              </table:table-cell>
              <table:table-cell office:value-type="float" office:value="7.996031835">
                <text:p>7.99603183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.272713472">
                <text:p>8.272713472</text:p>
              </table:table-cell>
              <table:table-cell office:value-type="float" office:value="8.172790048">
                <text:p>8.172790048</text:p>
              </table:table-cell>
              <table:table-cell office:value-type="float" office:value="8.101206037">
                <text:p>8.101206037</text:p>
              </table:table-cell>
              <table:table-cell office:value-type="float" office:value="0.07613396621">
                <text:p>0.0761339662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780168221">
                <text:p>5.780168221</text:p>
              </table:table-cell>
              <table:table-cell office:value-type="float" office:value="5.719535524">
                <text:p>5.719535524</text:p>
              </table:table-cell>
              <table:table-cell office:value-type="float" office:value="0.06028613643">
                <text:p>0.06028613643</text:p>
              </table:table-cell>
              <table:table-cell office:value-type="float" office:value="0.003300796892">
                <text:p>0.003300796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